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80000002868D1972B740F5A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/>
    </style:style>
    <style:style style:name="P2" style:family="paragraph" style:parent-style-name="Standard">
      <style:paragraph-properties fo:text-align="center" style:justify-single-word="false"/>
      <style:text-properties fo:color="#00a933" loext:opacity="100%" officeooo:rsid="0015e4c3" officeooo:paragraph-rsid="0015e4c3"/>
    </style:style>
    <style:style style:name="P3" style:family="paragraph" style:parent-style-name="Standard">
      <style:text-properties fo:color="#2a6099" loext:opacity="100%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>
      <style:text-properties fo:color="#000000" loext:opacity="100%" officeooo:rsid="001afea7" officeooo:paragraph-rsid="001afea7"/>
    </style:style>
    <style:style style:name="T1" style:family="text">
      <style:text-properties officeooo:rsid="0015e4c3"/>
    </style:style>
    <style:style style:name="T2" style:family="text">
      <style:text-properties fo:color="#ff0000" loext:opacity="100%" fo:font-weight="bold" fo:background-color="transparent" loext:char-shading-value="0" style:font-weight-asian="bold" style:font-weight-complex="bold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officeooo:rsid="0016c20e"/>
    </style:style>
    <style:style style:name="T5" style:family="text">
      <style:text-properties officeooo:rsid="001afea7"/>
    </style:style>
    <style:style style:name="T6" style:family="text">
      <style:text-properties officeooo:rsid="001c4c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quence : Nombres relatifs (opérations)</text:p>
      <text:p text:style-name="P3"/>
      <text:p text:style-name="P1"><text:span text:style-name="T1">I]</text:span> Additionner des nombres relatifs</text:p>
      <text:p text:style-name="P3"/>
      <text:p text:style-name="P3"><text:span text:style-name="T1">D</text:span>éfinitio<text:span text:style-name="T1">n</text:span></text:p>
      <text:p text:style-name="P3">Si deux nombres relatifs ont le même signe, alors leur <text:span text:style-name="T2">somme</text:span> a :</text:p>
      <text:p text:style-name="P3">- le même signe que les deux nombres ;</text:p>
      <text:p text:style-name="P3">- pour distance à zéro, la somme de leurs distances à zéro.</text:p>
      <text:p text:style-name="P3"/>
      <text:p text:style-name="P4">Exemple 1</text:p>
      <text:p text:style-name="P4">On veut calculer 2,3 + 5,6.</text:p>
      <text:p text:style-name="P4">2,3 et 5,6 sont deux nombres positifs :</text:p>
      <text:p text:style-name="P4">- leur somme est positive ;</text:p>
      <text:p text:style-name="P4">- on ajoute leurs distances à zéro.</text:p>
      <text:p text:style-name="P4">2,3 + 5,6 = 7,9</text:p>
      <text:p text:style-name="P3"/>
      <text:p text:style-name="P4">Exemple 2</text:p>
      <text:p text:style-name="P4">On veut calculer -3 + (-5).</text:p>
      <text:p text:style-name="P4">-3 et -5 sont deux nombres négatifs :</text:p>
      <text:p text:style-name="P4">- leur somme est négative ;</text:p>
      <text:p text:style-name="P4">- on ajoute leurs distances à zéro.</text:p>
      <text:p text:style-name="P4">-3 + (-5) = -8</text:p>
      <text:p text:style-name="P3"/>
      <text:p text:style-name="P3">Définition</text:p>
      <text:p text:style-name="P3">Si deux nombres relatifs sont de signes contraires alors leur <text:span text:style-name="T3">somme</text:span> a :</text:p>
      <text:p text:style-name="P3">- le signe du nombre qui a la plus grande distance à zéro ;</text:p>
      <text:p text:style-name="P3">- pour distance à zéro, la différence de leurs distances à zéro.</text:p>
      <text:p text:style-name="P3"/>
      <text:p text:style-name="P4">Exemple 1</text:p>
      <text:p text:style-name="P4">On veut calculer 7 + (-4).</text:p>
      <text:p text:style-name="P4">7 et -4 sont de signes contraires :</text:p>
      <text:p text:style-name="P4">- leur somme est positive car le nombre qui a la plus grande distance à zéro est 7 ;</text:p>
      <text:p text:style-name="P4">- on soustrait leurs distances à zéro.</text:p>
      <text:p text:style-name="P4">7 + (-4) = 7 - 4 = 3</text:p>
      <text:p text:style-name="P4"/>
      <text:p text:style-name="P4">Exemple 2</text:p>
      <text:p text:style-name="P4">On veut calculer -5,6 + 3,4.</text:p>
      <text:p text:style-name="P4">-5,6 et 3,4 sont de signes contraires :</text:p>
      <text:p text:style-name="P4">- leur somme est négative car le nombre qui a la plus grande distance à zéro est -5,6 ;</text:p>
      <text:p text:style-name="P4">- on soustrait leurs distances à zéro.</text:p>
      <text:p text:style-name="P4">-5,6 + 3,4 = - (5,6 - 3,4) = -2,2</text:p>
      <text:p text:style-name="P4"/>
      <text:p text:style-name="P3">Propriété</text:p>
      <text:p text:style-name="P3">Dans une somme de plusieurs nombres relatifs, on peut :</text:p>
      <text:p text:style-name="P3">- modifier l'ordre des termes ;</text:p>
      <text:p text:style-name="P3">- regrouper plusieurs termes.</text:p>
      <text:p text:style-name="P3"/>
      <text:p text:style-name="P4">Exemple 1</text:p>
      <text:p text:style-name="P4">6,3 + (-2) + 4,3</text:p>
      <text:p text:style-name="P4">-2 + 6,3 <text:span text:style-name="T5">+</text:span> 4,3</text:p>
      <text:p text:style-name="P4"/>
      <text:p text:style-name="P4">Exemple 2</text:p>
      <text:p text:style-name="P4">A = 2 + (-3) + 5,1 + (-4,3)</text:p>
      <text:p text:style-name="P4">A = 2 + 5,1 + (-3) + (-4,3)</text:p>
      <text:p text:style-name="P4">A = 7,1 + (-7,3) = -0,2</text:p>
      <text:p text:style-name="P1"/>
      <text:p text:style-name="P1"><text:soft-page-break/><text:span text:style-name="T1">II]</text:span> Reconnaître deux nombres opposés</text:p>
      <text:p text:style-name="P3"/>
      <text:p text:style-name="P3">Définition</text:p>
      <text:p text:style-name="P3">On dit que deux nombres sont <text:span text:style-name="T3">opposés</text:span> si leur somme est égale à 0.</text:p>
      <text:p text:style-name="P3"/>
      <text:p text:style-name="P3">Propriétés</text:p>
      <text:p text:style-name="P3">- Deux nombres opposés ont des signes contraires : l'un est positif, l'autre est négatif.</text:p>
      <text:p text:style-name="P3">- Deux nombres opposés ont la même distance à zéro.</text:p>
      <text:p text:style-name="P3"/>
      <text:p text:style-name="P4">Exemples</text:p>
      <text:p text:style-name="P4">- -6,7 + 6,7 = 0 donc 6,7 est l'opposé de -6,7.</text:p>
      <text:p text:style-name="P4">- L'opposé de -5,2 est 5,2 ou <text:span text:style-name="T6">+</text:span>5,2.</text:p>
      <text:p text:style-name="P3"/>
      <text:p text:style-name="P1"><text:span text:style-name="T4">III] </text:span>Soustraire avec des nombres relatifs</text:p>
      <text:p text:style-name="P3"/>
      <text:p text:style-name="P3">Propriété</text:p>
      <text:p text:style-name="P3">Pour soustraire un nombre relatif, on ajoute son opposé.</text:p>
      <text:p text:style-name="P3"/>
      <text:p text:style-name="P4"><text:span text:style-name="T4">E</text:span>xemple 1</text:p>
      <text:p text:style-name="P4">On veut calculer A = -5 - 2.</text:p>
      <text:p text:style-name="P4">Pour soustraire 2, on ajoute son opposé : -2.</text:p>
      <text:p text:style-name="P5">A = -5 - 2</text:p>
      <text:p text:style-name="P4">A = -5 + (-2)</text:p>
      <text:p text:style-name="P4">A = - (5 <text:span text:style-name="T5">+</text:span> 2)</text:p>
      <text:p text:style-name="P4">A = - <text:span text:style-name="T5">7</text:span></text:p>
      <text:p text:style-name="P4"/>
      <text:p text:style-name="P4">Exemple 2</text:p>
      <text:p text:style-name="P4">On veut calculer B = 3 - (-6,2).</text:p>
      <text:p text:style-name="P4">Pour soustraire -6,2, on ajoute son opposé : 6,2.</text:p>
      <text:p text:style-name="P4">B = 3 + 6,2</text:p>
      <text:p text:style-name="P4">B = 9,2</text:p>
      <text:p text:style-name="P3"/>
      <text:p text:style-name="P3">Propriété</text:p>
      <text:p text:style-name="P3">La distance entre deux points sur une droite graduée est égale à la différence entre la plus grande abscisse et la plus petite.</text:p>
      <text:p text:style-name="P3"/>
      <text:p text:style-name="P4">Exempl<text:span text:style-name="T4">e</text:span></text:p>
      <text:p text:style-name="P4">La distance entre A et B est égale à :<draw:frame draw:style-name="fr1" draw:name="Image1" text:anchor-type="char" svg:x="7.43cm" svg:y="0.298cm" svg:width="5.715cm" svg:height="1.058cm" draw:z-index="0"><draw:image xlink:href="Pictures/10000001000000D80000002868D1972B740F5A07.png" xlink:type="simple" xlink:show="embed" xlink:actuate="onLoad" draw:mime-type="image/png"/></draw:frame></text:p>
      <text:p text:style-name="P4">AB = 3,5 - (-2)</text:p>
      <text:p text:style-name="P4">AB = 3,5 + 2</text:p>
      <text:p text:style-name="P4">AB = 5,5</text:p>
      <text:p text:style-name="P3"/>
      <text:p text:style-name="P1"><text:span text:style-name="T4">IV] </text:span>Enchaîner des additions et des soustractions de nombres relatifs</text:p>
      <text:p text:style-name="P3"/>
      <text:p text:style-name="P3">Méthode</text:p>
      <text:p text:style-name="P3">Pour effectuer des additions et soustractions de nombres relatifs, on peut :</text:p>
      <text:p text:style-name="P3">- transformer les soustractions en additions ;</text:p>
      <text:p text:style-name="P3">- regrouper les nombres positifs entre eux et les nombres négatifs entre eux.</text:p>
      <text:p text:style-name="P3"/>
      <text:p text:style-name="P4">Exemple</text:p>
      <text:p text:style-name="P4">On veut calculer A = -1 + 3 - (-7) + (-2) - 5 - 4.</text:p>
      <text:p text:style-name="P4">- On transforme les soustractions en additions :</text:p>
      <text:p text:style-name="P4">A = -1 + 3 + (-7) + (-2) - 5 - 4</text:p>
      <text:p text:style-name="P4">A = -1 + 3 + 7 + (-2) + (-5) + (-4)</text:p>
      <text:p text:style-name="P4">- On regroupe les termes positifs entre eux et les termes négatifs entre eux.</text:p>
      <text:p text:style-name="P4"/>
      <text:p text:style-name="P4"><text:soft-page-break/>A = 3 + 7 + (-1) + (-2) + (-5) + (-4)</text:p>
      <text:p text:style-name="P4">A = 10 + (-12)</text:p>
      <text:p text:style-name="P4">A = -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22:10:49.929000000</meta:creation-date>
    <dc:date>2025-05-05T10:45:39.351000000</dc:date>
    <meta:editing-duration>PT10M21S</meta:editing-duration>
    <meta:editing-cycles>8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90" meta:word-count="642" meta:character-count="2932" meta:non-whitespace-character-count="2380"/>
  </office:meta>
</office:document-meta>
</file>